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شمره" svg:font-family="شمره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7.273cm" style:use-optimal-column-width="false"/>
    </style:style>
    <style:style style:name="co2" style:family="table-column">
      <style:table-column-properties style:column-width="79.699cm" style:use-optimal-column-width="false"/>
    </style:style>
    <style:style style:name="ro1" style:family="table-row">
      <style:table-row-properties style:row-height="68.114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6.971cm" svg:height="544.911cm" svg:x="0cm" svg:y="0cm">
          <table:table table:template-name="black-gray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رسولِ رب کا نگہبان ہیں ابوطالب<text:line-break/>نبی ہیں دین تو ایمان ہیں ابوطالب<text:line-break/>نزولِ وحی کا عنوان ہیں ابوطالب<text:line-break/>بغیر لفظوں کا قرآن ہیں ابوطالب<text:line-break/><text:line-break/>انہی کے دم سے ہوئی ابتدائے بسم اللہ<text:line-break/>انہی نے نقطہ دیا زیرِبا ئے بسم اللہ<text:span text:style-name="T1"><text:line-break/></text:span><text:span text:style-name="T1"/></text:p>
              </table:table-cell>
              <table:table-cell>
                <text:p text:style-name="P1">شریکِ دعوتِ اسلام ہیں ابو طالب<text:line-break/>نبی کو حق کا اک انعام ہیں ابو طالب<text:line-break/>حریم میں وحی میں الہام ہیں ابو طالب<text:line-break/>حرم کے عظم کا احرام ہیں ابو طالب<text:line-break/><text:line-break/>یہ چن کے لائیں جو غنچہ وہ پھول ہو جائے<text:line-break/>پھر اُن کی گود میں پل کر رسول ہو جائے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کہاں ہے تنگ نظر ہم سے بھی تو آنکھ ملا<text:line-break/>ہے ان کے کُفر کا دعوہ تو کُچھ ثبوت بھی لا<text:line-break/>کوئی تو رسم جہالت کی ان کے گھر میں دِکھا<text:line-break/>بُتوں کے آگے جُھکا ان کا سر سر اپنا جُھکا<text:line-break/><text:line-break/>خُدا کے نُور پہ او خاک ڈالنے والے<text:line-break/>یہ بُت شکن کو ہیں گودی میں پالنے والے<text:span text:style-name="T1"><text:line-break/></text:span><text:span text:style-name="T1"/></text:p>
              </table:table-cell>
              <table:table-cell>
                <text:p text:style-name="P1">پیمبری کی بلائوں کا رد ابوطالب<text:line-break/>مدد خدا کی ہے شکلِ مدد ابوطالب<text:line-break/>نبی کی ڈھال دمِ جَدو کد ابوطالب<text:line-break/>نشانہ ختم ِرسل اور زد ابوطالب<text:line-break/><text:line-break/>جہاد ان کا ہے پسِ منظر جہادِ علی<text:line-break/>علی ہیں بعد میں ان کے یہ پہلے نادِ علی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انہی کے گھر میں خیراُلانعام صلے علیٰ<text:line-break/>پسر نبی کا ہے قائم مقام صلے علیٰ<text:line-break/>کسے نصیب ہے یہ احترام صلے علیٰ<text:line-break/>کہ ان کے خُرد ہیں سارے امام صلے علیٰ<text:line-break/><text:line-break/>خطا معاف ہو یہ بھی اگر نہیں مومن<text:line-break/>تو پھر جہاں میں کوئی بشر نہیں مومن<text:span text:style-name="T1"><text:line-break/></text:span><text:span text:style-name="T1"/></text:p>
              </table:table-cell>
              <table:table-cell>
                <text:p text:style-name="P1">رسول ان کا بڑا احترام کرتے ہیں<text:line-break/>ثوابِ دید سے تنظیمِ عام کرتے ہیں<text:line-break/>سحر کو اُٹھتے ہی اول یہ کام کرتے ہیں<text:line-break/>انہیں نماز سے پہلے سلام کرتے ہیں<text:line-break/><text:line-break/>نبی کسی کافر کو یوں سلامی ہے<text:line-break/>تو پھر ضرور نبوت میں کوئی خامی ہے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یہ مرنے والا گر ایمان ہی نہ لایا تھا<text:line-break/>تو کیا رسول نے کافر کا غم منایا تھا<text:line-break/>زبان پہ وا اباۃٰ بار بار آیا تھا<text:line-break/>وہ خود بھی روئے تھے اوروں کو بھی رُلایا تھا<text:line-break/><text:line-break/>جتا دیا تھا کہ جو مُحسنِ رسالت ہے<text:line-break/>تو اُس کو رونا رُلانا نبی کی سُنت ہے<text:span text:style-name="T1"><text:line-break/></text:span><text:span text:style-name="T1"/></text:p>
              </table:table-cell>
              <table:table-cell>
                <text:p text:style-name="P1">نہ جانچیئے یہ روایت نہ سیرت و کردار<text:line-break/>نبی کی آنکھ سے ان کو دیکھیئے اک بار<text:line-break/>یہ بارگاہِ رسالت میں آپ کا تھا وقار<text:line-break/>پچادے خاکے انہیں روئے احمدِ مختار<text:line-break/><text:line-break/>وہ عامِ حُزن بنا ان کا جب وصال ہوا<text:line-break/>یہ غم رسول کی اُمت میں اک سال ہوا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بگوشِ ہوش کیوں جب حالِ کربلا سنیئے<text:line-break/>سُنا جو میرے تصور نے جو وہ ذرا سنیئے<text:line-break/>بیان ہمتِ صبر و شاہ الہدیٰ سنیئے<text:line-break/>وہ آتی ہے ملک الموت کی صدا سنیئے<text:line-break/><text:line-break/>ملا جو حکم کہ سر سے نکال جانِ حسین<text:line-break/>کہا کہ سخت ہے یا رب یہ امتحانِ حسین<text:span text:style-name="T1"><text:line-break/></text:span><text:span text:style-name="T1"/></text:p>
              </table:table-cell>
              <table:table-cell>
                <text:p text:style-name="P1">یہ بات اگر ہو اجازت تو پوچھلوں میں یہیں<text:line-break/>حسین ابنِ علی کیا نہیں تھے مُحسنِ دیں<text:line-break/>ہم ان کو روئیں تو پھر کیوں ہو چین با جبیں<text:line-break/>بنے تھے ان کا تو ناقہ رسولِ عرش نشیں<text:line-break/><text:line-break/>حسین سوئے شہِ مرسل کے سینے پر<text:line-break/>غضب ہے شمر کا زانوں انہیں کے سینے پر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ندا یہ آئی کہ گردن سے کھینچ جان ان کی<text:line-break/>کہا میں کیا کروں گردن پہ چل رہی ہے چھری<text:line-break/>چھری پکڑ کہ یہ چلاتی ہے کوئی بی بی<text:line-break/>نہ ذبح کر میرے بچے کو میں دعا دوں گی<text:line-break/><text:line-break/>جہاں رواں تیرے خنجر کی آب ہے ظالم<text:line-break/>یہ بوسہ گاہِ رسالتِ مآب ہے ظالم<text:span text:style-name="T1"><text:line-break/></text:span><text:span text:style-name="T1"/></text:p>
              </table:table-cell>
              <table:table-cell>
                <text:p text:style-name="P1">لگا ہے زخم تبر بہہ رہا ہے سر سے لہو<text:line-break/>بھرے ہیں خون میں جانِ رسول کے گیسو<text:line-break/>قریب جا کے رکھوں دل پہ کس طرح قابو<text:line-break/>کہ اس لہو میں تو ہے فاطمہ کے دودھ کی بو<text:line-break/><text:line-break/>ندا یہ آئی کہ آنکھیں تو ڈال آنکھوں میں<text:line-break/>کہا بہن کا ہے اس دم خیال آنکھوں میں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ندا یہ آئی کہ مظلومیت کا رتبہ شناس<text:line-break/>کمر سے کھینچ لے صابر کی جانِ بیوسواس<text:line-break/>کہا ملک نے تڑپ کر با درد و حسرت و یاس<text:line-break/>کمر تو ٹوٹ گئی جب سے مر گئے عباس<text:line-break/><text:line-break/>صدائے غیب یہ آئی بحال ہے چہرہ<text:line-break/>کہا کہ خون سے اصغر کے لال ہے چہرہ<text:span text:style-name="T1"><text:line-break/></text:span><text:span text:style-name="T1"/></text:p>
              </table:table-cell>
              <table:table-cell>
                <text:p text:style-name="P1">ندا یہ آئی کہ سینے سے قبض کر لے جان<text:line-break/>کہا کہ تیروں سے چھلنی ہے اے میرے رحمان<text:line-break/>ابھی تو مار کے برچھی ہٹا ہے اک شیطان<text:line-break/>اور اب تو ہے تہہِ زانوئے شمر یہ قرآن<text:line-break/><text:line-break/>یہ کرب ہے کہ رخِ پاک گرد ہے یا رب<text:line-break/>تیرے حسین کے سینے میں درد ہے یا رب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نسیم اُدھر سے تو قدسی کی صدا آئی<text:line-break/>ادھر تڑپتی ہوئی بنتِ مرتضیٰ آئی<text:line-break/>قریبِ لاش جو خواہر بصد بقا آئی<text:line-break/>اخی کے حلقِ بریدہ سے یہ صدا آئی<text:line-break/><text:line-break/>کوئی بزرگ نہ اب ہے نہ خُرد ہے زینب<text:line-break/>نبی کی آل تمہارے سپرد ہے زینب<text:span text:style-name="T1"><text:line-break/></text:span><text:span text:style-name="T1"/></text:p>
              </table:table-cell>
              <table:table-cell>
                <text:p text:style-name="P1">یہ گفتگو تھی کہ مرجھا گیا رسول کا پھول<text:line-break/>فلک سے آگئے روح الامین حزین و ملول<text:line-break/>کہا پکار کے منہ ڈھانپ لو برائے رسول<text:line-break/>پسر کی لاش پہ کھولیں گی اپنے بال بتول<text:line-break/><text:line-break/>صدا یہ سن کے اس سمت چل پڑی زینب<text:line-break/>تڑپ کے خیمے سے باہر نکل پڑی زینب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شمره" svg:font-family="شمره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ark-gray" style:family="table-cell" style:parent-style-name="default">
      <loext:graphic-properties draw:fill="solid" draw:fill-color="#999999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56.972cm" fo:page-height="544.9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2T17:19:00.776764100</meta:creation-date>
    <dc:date>2026-01-27T21:42:00.782545500</dc:date>
    <meta:editing-duration>PT17M45S</meta:editing-duration>
    <meta:editing-cycles>4</meta:editing-cycles>
    <meta:generator>LibreOffice/25.8.4.2$Windows_X86_64 LibreOffice_project/290daaa01b999472f0c7a3890eb6a550fd74c6df</meta:generator>
    <meta:document-statistic meta:object-count="1"/>
  </office:meta>
</office:document-meta>
</file>